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Experiment No: 4</text:span></text:p>
      <text:p text:style-name="Text_20_body"><text:span text:style-name="Strong_20_Emphasis">Title:</text:span> Install Hadoop Single Node Cluster and Run Simple Applications</text:p>
      <text:p text:style-name="Text_20_body"><text:span text:style-name="Strong_20_Emphasis">Aim:</text:span> To install Hadoop single-node cluster and run a simple word count application.</text:p>
      <text:p text:style-name="Horizontal_20_Line"/>
      <text:h text:style-name="Heading_20_3" text:outline-level="3"><text:span text:style-name="Strong_20_Emphasis">Procedure and Terminal Commands (Steps 1 to 13):</text:span></text:h>
      <text:p text:style-name="Text_20_body"><text:span text:style-name="Strong_20_Emphasis">Step 1: Update the packages</text:span></text:p>
      <text:p text:style-name="P1"><text:span text:style-name="Source_20_Text">sudo apt update &amp;&amp; sudo apt upgrade -y</text:span></text:p>
      <text:p text:style-name="Text_20_body"><text:span text:style-name="Strong_20_Emphasis">Step 2: Install Java</text:span></text:p>
      <text:p text:style-name="P1"><text:span text:style-name="Source_20_Text">sudo apt install openjdk-8-jdk -y</text:span></text:p>
      <text:p text:style-name="Text_20_body"><text:span text:style-name="Strong_20_Emphasis">Step 3: Create a dedicated user for Hadoop</text:span></text:p>
      <text:p text:style-name="P1"><text:span text:style-name="Source_20_Text">sudo adduser hadoopuser</text:span></text:p>
      <text:p text:style-name="Text_20_body"><text:span text:style-name="Strong_20_Emphasis">Step 4: Add the user to the sudo list</text:span></text:p>
      <text:p text:style-name="P1"><text:span text:style-name="Source_20_Text">sudo usermod -aG sudo hadoopuser</text:span></text:p>
      <text:p text:style-name="Text_20_body"><text:span text:style-name="Strong_20_Emphasis">Step 5: Install SSH (Secure Shell)</text:span></text:p>
      <text:p text:style-name="P1"><text:span text:style-name="Source_20_Text">sudo apt install ssh -y</text:span></text:p>
      <text:p text:style-name="Text_20_body"><text:span text:style-name="Strong_20_Emphasis">Step 6: Generate SSH key and add it to the file</text:span></text:p>
      <text:p text:style-name="Preformatted_20_Text"><text:span text:style-name="Source_20_Text">su - hadoopuser</text:span></text:p>
      <text:p text:style-name="Preformatted_20_Text"><text:span text:style-name="Source_20_Text">ssh-keygen -t rsa -P ""</text:span></text:p>
      <text:p text:style-name="P1"><text:span text:style-name="Source_20_Text">cat ~/.ssh/id_rsa.pub &gt;&gt; ~/.ssh/authorized_keys</text:span></text:p>
      <text:p text:style-name="Text_20_body"><text:span text:style-name="Strong_20_Emphasis">Step 7: Test SSH setup</text:span></text:p>
      <text:p text:style-name="Preformatted_20_Text"><text:span text:style-name="Source_20_Text">ssh localhost</text:span></text:p>
      <text:p text:style-name="P1"><text:span text:style-name="Source_20_Text">exit</text:span></text:p>
      <text:p text:style-name="Text_20_body"><text:span text:style-name="Strong_20_Emphasis">Step 8: Download Hadoop</text:span> Visit: <text:a xlink:type="simple" xlink:href="https://downloads.apache.org/hadoop/common/" text:style-name="Internet_20_link" text:visited-style-name="Visited_20_Internet_20_Link">https://downloads.apache.org/hadoop/common/</text:a> Download: <text:span text:style-name="Source_20_Text">hadoop-2.9.2.tar.gz</text:span></text:p>
      <text:p text:style-name="Text_20_body"><text:span text:style-name="Strong_20_Emphasis">Step 9: Extract the tar file</text:span></text:p>
      <text:p text:style-name="P1"><text:span text:style-name="Source_20_Text">tar -xvzf hadoop-2.9.2.tar.gz</text:span></text:p>
      <text:p text:style-name="Text_20_body"><text:span text:style-name="Strong_20_Emphasis">Step 10: Move the file and change ownership</text:span></text:p>
      <text:p text:style-name="Preformatted_20_Text"><text:span text:style-name="Source_20_Text">sudo mv hadoop-2.9.2 /usr/local/hadoop</text:span></text:p>
      <text:p text:style-name="P1"><text:span text:style-name="Source_20_Text">sudo chown -R hadoopuser:hadoopuser /usr/local/hadoop</text:span></text:p>
      <text:p text:style-name="Text_20_body"><text:span text:style-name="Strong_20_Emphasis">Step 11: Set environment variables in </text:span><text:span text:style-name="Strong_20_Emphasis"><text:span text:style-name="Source_20_Text">.bashrc</text:span></text:span> Edit the <text:span text:style-name="Source_20_Text">.bashrc</text:span> file:</text:p>
      <text:p text:style-name="P1"><text:span text:style-name="Source_20_Text">nano ~/.bashrc</text:span></text:p>
      <text:p text:style-name="Text_20_body">Add the following lines at the end:</text:p>
      <text:p text:style-name="Preformatted_20_Text"><text:span text:style-name="Source_20_Text">export HADOOP_HOME=/usr/local/hadoop</text:span></text:p>
      <text:p text:style-name="Preformatted_20_Text"><text:soft-page-break/><text:span text:style-name="Source_20_Text">export HADOOP_INSTALL=$HADOOP_HOME</text:span></text:p>
      <text:p text:style-name="Preformatted_20_Text"><text:span text:style-name="Source_20_Text">export HADOOP_MAPRED_HOME=$HADOOP_HOME</text:span></text:p>
      <text:p text:style-name="Preformatted_20_Text"><text:span text:style-name="Source_20_Text">export HADOOP_COMMON_HOME=$HADOOP_HOME</text:span></text:p>
      <text:p text:style-name="Preformatted_20_Text"><text:span text:style-name="Source_20_Text">export HADOOP_HDFS_HOME=$HADOOP_HOME</text:span></text:p>
      <text:p text:style-name="Preformatted_20_Text"><text:span text:style-name="Source_20_Text">export YARN_HOME=$HADOOP_HOME</text:span></text:p>
      <text:p text:style-name="Preformatted_20_Text"><text:span text:style-name="Source_20_Text">export HADOOP_COMMON_LIB_NATIVE_DIR=$HADOOP_HOME/lib/native</text:span></text:p>
      <text:p text:style-name="P1"><text:span text:style-name="Source_20_Text">export PATH=$PATH:$HADOOP_HOME/sbin:$HADOOP_HOME/bin</text:span></text:p>
      <text:p text:style-name="Text_20_body">Apply the changes:</text:p>
      <text:p text:style-name="P1"><text:span text:style-name="Source_20_Text">source ~/.bashrc</text:span></text:p>
      <text:p text:style-name="Text_20_body"><text:span text:style-name="Strong_20_Emphasis">Step 12: Edit </text:span><text:span text:style-name="Strong_20_Emphasis"><text:span text:style-name="Source_20_Text">hadoop-env.sh</text:span></text:span></text:p>
      <text:p text:style-name="P1"><text:span text:style-name="Source_20_Text">nano /usr/local/hadoop/etc/hadoop/hadoop-env.sh</text:span></text:p>
      <text:p text:style-name="Text_20_body">Add or modify the following line:</text:p>
      <text:p text:style-name="P1"><text:span text:style-name="Source_20_Text">export JAVA_HOME=/usr/lib/jvm/java-8-openjdk-amd64</text:span></text:p>
      <text:p text:style-name="Text_20_body"><text:span text:style-name="Strong_20_Emphasis">Step 13: Edit core-site.xml</text:span></text:p>
      <text:p text:style-name="P1"><text:span text:style-name="Source_20_Text">nano /usr/local/hadoop/etc/hadoop/core-site.xml</text:span></text:p>
      <text:p text:style-name="Text_20_body">Add the following inside <text:span text:style-name="Source_20_Text">&lt;configuration&gt;</text:span>:</text:p>
      <text:p text:style-name="Preformatted_20_Text"><text:span text:style-name="Source_20_Text">&lt;property&gt;</text:span></text:p>
      <text:p text:style-name="Preformatted_20_Text"><text:span text:style-name="Source_20_Text"><text:s text:c="4"/>&lt;name&gt;fs.defaultFS&lt;/name&gt;</text:span></text:p>
      <text:p text:style-name="Preformatted_20_Text"><text:span text:style-name="Source_20_Text"><text:s text:c="4"/>&lt;value&gt;hdfs://localhost:9000&lt;/value&gt;</text:span></text:p>
      <text:p text:style-name="P1"><text:span text:style-name="Source_20_Text">&lt;/property&gt;</text:span></text:p>
      <text:p text:style-name="Horizontal_20_Line"/>
      <text:h text:style-name="Heading_20_3" text:outline-level="3"><text:span text:style-name="Strong_20_Emphasis">Continuing Steps (14 to 22):</text:span></text:h>
      <text:p text:style-name="Text_20_body"><text:span text:style-name="Strong_20_Emphasis">Step 14: Edit </text:span><text:span text:style-name="Strong_20_Emphasis"><text:span text:style-name="Source_20_Text">hdfs-site.xml</text:span></text:span></text:p>
      <text:p text:style-name="P1"><text:span text:style-name="Source_20_Text">nano /usr/local/hadoop/etc/hadoop/hdfs-site.xml</text:span></text:p>
      <text:p text:style-name="Text_20_body">Add the following inside <text:span text:style-name="Source_20_Text">&lt;configuration&gt;</text:span>:</text:p>
      <text:p text:style-name="Preformatted_20_Text"><text:span text:style-name="Source_20_Text">&lt;property&gt;</text:span></text:p>
      <text:p text:style-name="Preformatted_20_Text"><text:span text:style-name="Source_20_Text"><text:s text:c="4"/>&lt;name&gt;dfs.replication&lt;/name&gt;</text:span></text:p>
      <text:p text:style-name="Preformatted_20_Text"><text:span text:style-name="Source_20_Text"><text:s text:c="4"/>&lt;value&gt;1&lt;/value&gt;</text:span></text:p>
      <text:p text:style-name="P1"><text:span text:style-name="Source_20_Text">&lt;/property&gt;</text:span></text:p>
      <text:p text:style-name="Text_20_body"><text:span text:style-name="Strong_20_Emphasis">Step 15: Edit </text:span><text:span text:style-name="Strong_20_Emphasis"><text:span text:style-name="Source_20_Text">yarn-site.xml</text:span></text:span></text:p>
      <text:p text:style-name="P1"><text:span text:style-name="Source_20_Text">nano /usr/local/hadoop/etc/hadoop/yarn-site.xml</text:span></text:p>
      <text:p text:style-name="Text_20_body">Add the following inside <text:span text:style-name="Source_20_Text">&lt;configuration&gt;</text:span>:</text:p>
      <text:p text:style-name="Preformatted_20_Text"><text:span text:style-name="Source_20_Text">&lt;property&gt;</text:span></text:p>
      <text:p text:style-name="Preformatted_20_Text"><text:span text:style-name="Source_20_Text"><text:s text:c="4"/>&lt;name&gt;yarn.nodemanager.aux-services&lt;/name&gt;</text:span></text:p>
      <text:p text:style-name="Preformatted_20_Text"><text:span text:style-name="Source_20_Text"><text:s text:c="4"/>&lt;value&gt;mapreduce_shuffle&lt;/value&gt;</text:span></text:p>
      <text:p text:style-name="P1"><text:span text:style-name="Source_20_Text">&lt;/property&gt;</text:span></text:p>
      <text:p text:style-name="Text_20_body"><text:span text:style-name="Strong_20_Emphasis">Step 16: Edit </text:span><text:span text:style-name="Strong_20_Emphasis"><text:span text:style-name="Source_20_Text">mapred-site.xml</text:span></text:span> Rename the template and edit it:</text:p>
      <text:p text:style-name="Preformatted_20_Text"><text:soft-page-break/><text:span text:style-name="Source_20_Text">cp /usr/local/hadoop/etc/hadoop/mapred-site.xml.template /usr/local/hadoop/etc/hadoop/mapred-site.xml</text:span></text:p>
      <text:p text:style-name="P1"><text:span text:style-name="Source_20_Text">nano /usr/local/hadoop/etc/hadoop/mapred-site.xml</text:span></text:p>
      <text:p text:style-name="Text_20_body">Add the following inside <text:span text:style-name="Source_20_Text">&lt;configuration&gt;</text:span>:</text:p>
      <text:p text:style-name="Preformatted_20_Text"><text:span text:style-name="Source_20_Text">&lt;property&gt;</text:span></text:p>
      <text:p text:style-name="Preformatted_20_Text"><text:span text:style-name="Source_20_Text"><text:s text:c="4"/>&lt;name&gt;mapreduce.framework.name&lt;/name&gt;</text:span></text:p>
      <text:p text:style-name="Preformatted_20_Text"><text:span text:style-name="Source_20_Text"><text:s text:c="4"/>&lt;value&gt;yarn&lt;/value&gt;</text:span></text:p>
      <text:p text:style-name="P1"><text:span text:style-name="Source_20_Text">&lt;/property&gt;</text:span></text:p>
      <text:p text:style-name="Text_20_body"><text:span text:style-name="Strong_20_Emphasis">Step 17: Format the NameNode</text:span></text:p>
      <text:p text:style-name="P1"><text:span text:style-name="Source_20_Text">hdfs namenode -format</text:span></text:p>
      <text:p text:style-name="Text_20_body"><text:span text:style-name="Strong_20_Emphasis">Step 18: Start Hadoop services</text:span></text:p>
      <text:p text:style-name="Preformatted_20_Text"><text:span text:style-name="Source_20_Text">start-dfs.sh</text:span></text:p>
      <text:p text:style-name="P1"><text:span text:style-name="Source_20_Text">start-yarn.sh</text:span></text:p>
      <text:p text:style-name="Text_20_body"><text:span text:style-name="Strong_20_Emphasis">Step 19: Verify Hadoop daemons</text:span></text:p>
      <text:p text:style-name="P1"><text:span text:style-name="Source_20_Text">jps</text:span></text:p>
      <text:p text:style-name="Text_20_body">Expected output includes:</text:p>
      <text:list xml:id="list1663541903" text:style-name="L1">
        <text:list-item>
          <text:p text:style-name="P2">NameNode</text:p>
        </text:list-item>
        <text:list-item>
          <text:p text:style-name="P2">DataNode</text:p>
        </text:list-item>
        <text:list-item>
          <text:p text:style-name="P2">ResourceManager</text:p>
        </text:list-item>
        <text:list-item>
          <text:p text:style-name="P2">NodeManager</text:p>
        </text:list-item>
      </text:list>
      <text:p text:style-name="Text_20_body"><text:span text:style-name="Strong_20_Emphasis">Step 20: Create HDFS directories</text:span></text:p>
      <text:p text:style-name="Preformatted_20_Text"><text:span text:style-name="Source_20_Text">hdfs dfs -mkdir /user</text:span></text:p>
      <text:p text:style-name="P1"><text:span text:style-name="Source_20_Text">hdfs dfs -mkdir /ypm</text:span></text:p>
      <text:p text:style-name="Text_20_body"><text:span text:style-name="Strong_20_Emphasis">Step 21: Run Word Count Example</text:span> Put your input text file in <text:span text:style-name="Source_20_Text">/user/input</text:span>, then run:</text:p>
      <text:p text:style-name="P1"><text:span text:style-name="Source_20_Text">hadoop jar /usr/local/hadoop/share/hadoop/mapreduce/hadoop-mapreduce-examples-2.9.2.jar wordcount /user/input output</text:span></text:p>
      <text:p text:style-name="Text_20_body"><text:span text:style-name="Strong_20_Emphasis">Step 22: View Output</text:span></text:p>
      <text:p text:style-name="P1"><text:span text:style-name="Source_20_Text">hdfs dfs -cat output/*</text:span></text:p>
      <text:p text:style-name="Text_20_body"><text:span text:style-name="Strong_20_Emphasis">Optional: Open Hadoop GUI</text:span> In your browser, go to:</text:p>
      <text:p text:style-name="P1"><text:span text:style-name="Source_20_Text">http://localhost:50070</text:span></text:p>
      <text:p text:style-name="Text_20_body"><text:span text:style-name="Strong_20_Emphasis">Stop All Hadoop Services</text:span></text:p>
      <text:p text:style-name="P1"><text:span text:style-name="Source_20_Text">stop-all.sh</text:span></text:p>
      <text:p text:style-name="Horizontal_20_Line"/>
      <text:p text:style-name="Text_20_body"><text:span text:style-name="Strong_20_Emphasis">Result:</text:span> The Hadoop single-node cluster was successfully installed and the word count application executed with output obtain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09:17:14.361775933</meta:creation-date>
    <dc:date>2025-04-10T09:17:49.078594377</dc:date>
    <meta:editing-duration>PT36S</meta:editing-duration>
    <meta:editing-cycles>1</meta:editing-cycles>
    <meta:document-statistic meta:table-count="0" meta:image-count="0" meta:object-count="0" meta:page-count="3" meta:paragraph-count="98" meta:word-count="392" meta:character-count="3352" meta:non-whitespace-character-count="3030"/>
    <meta:generator>LibreOffice/7.3.7.2$Linux_X86_64 LibreOffice_project/30$Build-2</meta:generator>
  </office:meta>
</office:document-meta>
</file>